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u aplicación favorita</text:span></text:p>
      <text:p text:style-name="Text_20_body">Debes elegir una aplicación que uses con frecuencia y hacer un proyecto sobre ella.</text:p>
      <text:p text:style-name="Text_20_body"><text:span text:style-name="Strong_20_Emphasis">Restricciones:</text:span></text:p>
      <text:list text:style-name="L1">
        <text:list-item>
          <text:p text:style-name="P1">No puede ser una aplicación (de PC o smartphone) relacionada con: redes sociales, streaming, videojuegos o comercio electrónico.</text:p>
        </text:list-item>
        <text:list-item>
          <text:p text:style-name="P1">Debes hacer una demostración; la aplicación debe estar disponible en nuestro país.</text:p>
        </text:list-item>
        <text:list-item>
          <text:p text:style-name="P1">La presentación tendrá una duración de 25 minutos.</text:p>
        </text:list-item>
        <text:list-item>
          <text:p text:style-name="P2">El trabajo es individual.</text:p>
        </text:list-item>
      </text:list>
      <text:p text:style-name="Text_20_body"><text:span text:style-name="Strong_20_Emphasis">Pasos:</text:span></text:p>
      <text:list text:style-name="L2">
        <text:list-item>
          <text:p text:style-name="P3">Publica en el foro la aplicación que deseas elegir.</text:p>
        </text:list-item>
        <text:list-item>
          <text:p text:style-name="P3">Espera la aprobación.</text:p>
        </text:list-item>
        <text:list-item>
          <text:p text:style-name="P3">¡Adelante!</text:p>
        </text:list-item>
        <text:list-item>
          <text:p text:style-name="P3">Sube tu trabajo a GitHub.</text:p>
        </text:list-item>
        <text:list-item>
          <text:p text:style-name="P4">Revisión semanal.</text:p>
        </text:list-item>
      </text:list>
      <text:h text:style-name="Heading_20_3" text:outline-level="3"><text:span text:style-name="Strong_20_Emphasis">Esquema para la Presentación y Defensa del Proyecto (25 min)</text:span></text:h>
      <text:h text:style-name="Heading_20_4" text:outline-level="4"><text:span text:style-name="Strong_20_Emphasis">1. Introducción (2-3 minutos)</text:span></text:h>
      <text:list text:style-name="L3">
        <text:list-item>
          <text:p text:style-name="P5"><text:span text:style-name="Strong_20_Emphasis">Presentación personal</text:span>:</text:p>
          <text:list>
            <text:list-item>
              <text:p text:style-name="P5">Nombre y breve descripción de tu experiencia como usuario de la aplicación (por ejemplo, "Soy un usuario frecuente de esta app para...").</text:p>
            </text:list-item>
          </text:list>
        </text:list-item>
        <text:list-item>
          <text:p text:style-name="P5"><text:span text:style-name="Strong_20_Emphasis">Introducción de la aplicación</text:span>:</text:p>
          <text:list>
            <text:list-item>
              <text:p text:style-name="P5">Nombre de la aplicación.</text:p>
            </text:list-item>
            <text:list-item>
              <text:p text:style-name="P5">Tipo de aplicación (categoría o sector: salud, productividad, finanzas, etc.).</text:p>
            </text:list-item>
            <text:list-item>
              <text:p text:style-name="P6">Propósito principal de la app.</text:p>
            </text:list-item>
          </text:list>
        </text:list-item>
      </text:list>
      <text:h text:style-name="Heading_20_4" text:outline-level="4"><text:span text:style-name="Strong_20_Emphasis">2. Información general sobre la aplicación (5 minutos)</text:span></text:h>
      <text:list text:style-name="L4">
        <text:list-item>
          <text:p text:style-name="P7"><text:span text:style-name="Strong_20_Emphasis">Desarrolladores</text:span>:</text:p>
          <text:list>
            <text:list-item>
              <text:p text:style-name="P7">Nombre de la empresa o desarrolladores.</text:p>
            </text:list-item>
            <text:list-item>
              <text:p text:style-name="P7">Breve historia o datos interesantes sobre su creación.</text:p>
            </text:list-item>
          </text:list>
        </text:list-item>
        <text:list-item>
          <text:p text:style-name="P7"><text:span text:style-name="Strong_20_Emphasis">Disponibilidad</text:span>:</text:p>
          <text:list>
            <text:list-item>
              <text:p text:style-name="P7">Plataformas donde está disponible (Android, iOS, web, etc.).</text:p>
            </text:list-item>
          </text:list>
        </text:list-item>
        <text:list-item>
          <text:p text:style-name="P7"><text:span text:style-name="Strong_20_Emphasis">Modelo de negocio</text:span>:</text:p>
          <text:list>
            <text:list-item>
              <text:p text:style-name="P7">Gratuita, freemium, suscripción, etc.</text:p>
            </text:list-item>
          </text:list>
        </text:list-item>
        <text:list-item>
          <text:p text:style-name="P7"><text:span text:style-name="Strong_20_Emphasis">Público objetivo</text:span>:</text:p>
          <text:list>
            <text:list-item>
              <text:p text:style-name="P7">¿Para quién está diseñada la app?</text:p>
            </text:list-item>
            <text:list-item>
              <text:p text:style-name="P8">¿Qué problema resuelve o qué necesidad cubre?</text:p>
            </text:list-item>
          </text:list>
        </text:list-item>
      </text:list>
      <text:h text:style-name="Heading_20_4" text:outline-level="4"><text:span text:style-name="Strong_20_Emphasis">3. Funcionalidades clave (6-7 minutos)</text:span></text:h>
      <text:list text:style-name="L5">
        <text:list-item>
          <text:p text:style-name="P9"><text:span text:style-name="Strong_20_Emphasis">Descripción de las características principales</text:span>:</text:p>
          <text:list>
            <text:list-item>
              <text:p text:style-name="P9">Seleccionar al menos tres funciones principales.</text:p>
            </text:list-item>
            <text:list-item>
              <text:p text:style-name="P9">Explicarlas de manera clara y sencilla.</text:p>
            </text:list-item>
            <text:list-item>
              <text:p text:style-name="P9">¿Qué valor aportan al usuario?</text:p>
            </text:list-item>
          </text:list>
        </text:list-item>
        <text:list-item>
          <text:p text:style-name="P9"><text:soft-page-break/><text:span text:style-name="Strong_20_Emphasis">Aspectos destacados</text:span>:</text:p>
          <text:list>
            <text:list-item>
              <text:p text:style-name="P9"><text:span text:style-name="Strong_20_Emphasis">Interfaz de usuario (UI)</text:span>: ¿Es fácil de usar? ¿Por qué?</text:p>
            </text:list-item>
            <text:list-item>
              <text:p text:style-name="P10"><text:span text:style-name="Strong_20_Emphasis">Experiencia de usuario (UX)</text:span>: ¿Es intuitiva la navegación? ¿Qué la hace eficiente?</text:p>
            </text:list-item>
          </text:list>
        </text:list-item>
      </text:list>
      <text:h text:style-name="Heading_20_4" text:outline-level="4"><text:span text:style-name="Strong_20_Emphasis">4. Video de demostración hecho por ti (8-10 minutos)</text:span></text:h>
      <text:list text:style-name="L6">
        <text:list-item>
          <text:p text:style-name="P11"><text:span text:style-name="Strong_20_Emphasis">Recorrido por la aplicación</text:span>:</text:p>
          <text:list>
            <text:list-item>
              <text:p text:style-name="P11">Mostrar las funciones clave seleccionadas.</text:p>
            </text:list-item>
            <text:list-item>
              <text:p text:style-name="P11">Explicar paso a paso cómo usarlas.</text:p>
            </text:list-item>
          </text:list>
        </text:list-item>
        <text:list-item>
          <text:p text:style-name="P11"><text:span text:style-name="Strong_20_Emphasis">Caso de uso</text:span>:</text:p>
          <text:list>
            <text:list-item>
              <text:p text:style-name="P11">Escenario real: "Voy a demostrar cómo se puede utilizar esta app para...".</text:p>
            </text:list-item>
            <text:list-item>
              <text:p text:style-name="P11">Simulación de una acción o solución a un problema específico.</text:p>
            </text:list-item>
          </text:list>
        </text:list-item>
        <text:list-item>
          <text:p text:style-name="P11"><text:span text:style-name="Strong_20_Emphasis">Errores o dificultades comunes</text:span>:</text:p>
          <text:list>
            <text:list-item>
              <text:p text:style-name="P11">¿Qué problemas pueden enfrentar los usuarios principiantes?</text:p>
            </text:list-item>
            <text:list-item>
              <text:p text:style-name="P12">¿Cómo pueden resolverse?</text:p>
            </text:list-item>
          </text:list>
        </text:list-item>
      </text:list>
      <text:h text:style-name="Heading_20_4" text:outline-level="4"><text:span text:style-name="Strong_20_Emphasis">5. Análisis crítico (3-4 minutos)</text:span></text:h>
      <text:list text:style-name="L7">
        <text:list-item>
          <text:p text:style-name="P13"><text:span text:style-name="Strong_20_Emphasis">Ventajas</text:span>:</text:p>
          <text:list>
            <text:list-item>
              <text:p text:style-name="P13">¿Qué hace que esta app destaque frente a otras?</text:p>
            </text:list-item>
            <text:list-item>
              <text:p text:style-name="P13">¿Cuáles son sus puntos fuertes?</text:p>
            </text:list-item>
          </text:list>
        </text:list-item>
        <text:list-item>
          <text:p text:style-name="P13"><text:span text:style-name="Strong_20_Emphasis">Limitaciones</text:span>:</text:p>
          <text:list>
            <text:list-item>
              <text:p text:style-name="P13">¿Qué aspectos podrían mejorarse?</text:p>
            </text:list-item>
            <text:list-item>
              <text:p text:style-name="P13">Opinión sobre posibles funciones futuras o mejoras necesarias.</text:p>
            </text:list-item>
          </text:list>
        </text:list-item>
        <text:list-item>
          <text:p text:style-name="P13"><text:span text:style-name="Strong_20_Emphasis">Comparación</text:span>:</text:p>
          <text:list>
            <text:list-item>
              <text:p text:style-name="P14">¿Existen aplicaciones similares? Si es así, ¿en qué se diferencia esta?</text:p>
            </text:list-item>
          </text:list>
        </text:list-item>
      </text:list>
      <text:h text:style-name="Heading_20_4" text:outline-level="4"><text:span text:style-name="Strong_20_Emphasis">6. Conclusión (1-2 minutos)</text:span></text:h>
      <text:list text:style-name="L8">
        <text:list-item>
          <text:p text:style-name="P15"><text:span text:style-name="Strong_20_Emphasis">Resumen de la aplicación</text:span>:</text:p>
          <text:list>
            <text:list-item>
              <text:p text:style-name="P15">Breve afirmación sobre el valor que ofrece.</text:p>
            </text:list-item>
          </text:list>
        </text:list-item>
        <text:list-item>
          <text:p text:style-name="P15"><text:span text:style-name="Strong_20_Emphasis">Recomendación</text:span>:</text:p>
          <text:list>
            <text:list-item>
              <text:p text:style-name="P15">¿Recomendarías esta app a otros usuarios? ¿Por qué?</text:p>
            </text:list-item>
            <text:list-item>
              <text:p text:style-name="P16">¿Qué tipo de usuario se beneficiaría más?</text:p>
            </text:list-item>
          </text:list>
        </text:list-item>
      </text:list>
      <text:h text:style-name="Heading_20_4" text:outline-level="4"><text:span text:style-name="Strong_20_Emphasis">7. Preguntas y defensa (5 minutos extra)</text:span></text:h>
      <text:list text:style-name="L9">
        <text:list-item>
          <text:p text:style-name="P17">Responder preguntas de compañeros y/o del profesor.</text:p>
        </text:list-item>
        <text:list-item>
          <text:p text:style-name="P18">Justificar opiniones o decisiones sobre tu análisi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21:06:13.571000000</meta:creation-date>
    <meta:generator>LibreOffice/24.8.4.2$Windows_X86_64 LibreOffice_project/bb3cfa12c7b1bf994ecc5649a80400d06cd71002</meta:generator>
    <dc:date>2025-01-30T21:07:00.533000000</dc:date>
    <meta:editing-duration>PT47S</meta:editing-duration>
    <meta:editing-cycles>1</meta:editing-cycles>
    <meta:document-statistic meta:table-count="0" meta:image-count="0" meta:object-count="0" meta:page-count="2" meta:paragraph-count="68" meta:word-count="463" meta:character-count="2821" meta:non-whitespace-character-count="2482"/>
  </office:meta>
</office:document-meta>
</file>